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2.359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ring Boot Thymeleaf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Welcome!</text:p>
            <text:p><text:span text:style-name="T1">José Luis De la Cruz Morales</text:span></text:p>
            <text:p><text:span text:style-name="T1"/></text:p>
            <text:p><text:span text:style-name="T1">@josdem</text:span></text:p>
            <text:p><text:span text:style-name="T1">http://josdem.i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Why Spring Boot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" text:id="id1">No requirement for XML configuration</text:p>
              </text:list-item>
              <text:list-item>
                <text:p xml:id="id2" text:id="id2">Tomcat or Jetty Embedded</text:p>
              </text:list-item>
              <text:list-item>
                <text:p xml:id="id3" text:id="id3">Convention over configuration</text:p>
              </text:list-item>
              <text:list-item>
                <text:p xml:id="id4" text:id="id4">Easy setup</text:p>
              </text:list-item>
              <text:list-item>
                <text:p xml:id="id5" text:id="id5">You can create web, standalone, API or executable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Why Thymeleaf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xml:id="id6" text:id="id6">Easy to add to Spring Boot</text:p>
              </text:list-item>
              <text:list-item>
                <text:p xml:id="id7" text:id="id7">Natural HTML templates</text:p>
              </text:list-item>
              <text:list-item>
                <text:p xml:id="id8" text:id="id8">Easy to integrate Bootstrap with Thymeleaf</text:p>
              </text:list-item>
              <text:list-item>
                <text:p xml:id="id9" text:id="id9">Send and receive beans from/to control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pring Boot Thymeleaf</text:p>
          </draw:text-box>
        </draw:frame>
        <draw:frame draw:style-name="gr2" draw:text-style-name="P2" draw:layer="layout" svg:width="12.859cm" svg:height="1.822cm" svg:x="7.4cm" svg:y="9.8cm">
          <draw:text-box>
            <text:p><text:span text:style-name="T2">Let’s go with Demo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5:44:56.570000000</meta:creation-date>
    <meta:editing-duration>PT39M1S</meta:editing-duration>
    <meta:editing-cycles>11</meta:editing-cycles>
    <meta:generator>LibreOffice/5.3.1.2$Linux_X86_64 LibreOffice_project/30m0$Build-2</meta:generator>
    <dc:date>2017-09-13T17:57:11.333743608</dc:date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